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183ae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Zadanie 4.</text:p>
      <text:p text:style-name="Standard">Zostały utworzone 3 skrypty o nazwach: potok1.sh, potok2.sh i potok3.sh, których zadaniem było komunikować się i wysyłać sobie liczby. Skrypt "potok1.sh" losuje liczbę z zakresu od 0 do 10 i wysyła ją do skryptu "potok2.sh". Ten program wyświetla odebraną liczbę, mnoży ją przez 20 i wysyła do "potok3.sh". Ostatni program wyświetla odebraną liczbę. Odbywa się to na potoku FIFO, ponieważ procesy te są niezależne, więc nie można było użyć potoku anonimowego, którym to mogą porozumiewać się rodzic z potomkiem. </text:p>
      <text:p text:style-name="Standard"/>
      <text:p text:style-name="Standard">Zadanie 5.</text:p>
      <text:p text:style-name="Standard">Do tego zadania wykorzystałem funkcję "stress". Jest to narzędzie dostępne w systemach Unix/Linux, które służy do symulowania obciążenia CPU, pamięci RAM i innych zasobów systemowych. Można go użyć do testowania i analizy wydajności systemu oraz aplikacji, generując intensywne obciążenie w celu sprawdzenia, jak system reaguje na dużą ilość pracy. Funkcja "stress" została odpalona na 20 wątkach obciążających procesor <text:span text:style-name="T1">w skrypcie „Zad_5.sh”</text:span>. Komendą "top -U username", gdzie w miejsce "username" należało wpisać nazwę użytkownika, można sprawdzić jak duże użycie procesora ma każdy z procesów. Procesy wywołane na potrzebę tego zadania zużywały znaczącą część CPU. Po użyciu komendy "renice 19 -p PID", gdzie 19 oznacza nowy numer nice, a w miejsce PID należy wpisać PID jednego z procesów "stress" można zauważyć, że wybrany proces znacząco zmniejszył zużycie CPU.</text:p>
      <text:p text:style-name="Standard"/>
      <text:p text:style-name="Standard">Zadanie 6.</text:p>
      <text:p text:style-name="Standard">W tym zadaniu należało zapoznać się z Komendą 'ulimit', która ustawia limit procesów dane użytkownika na zadaną liczbę. Dla ulimit = 2 niemożliwe było użycie komendy 'ls' i w terminalu pojawiał się komunikat "-bash: fork: retry: Resource temporarily unavailable". Niemożliwe było zwiększenie limitu procesów, dlatego należało na nowo odpalić powłokę, a limit wracał do domyślnej wartości. Dla limitu równego 10 sytuacja wyglądała podobnie jak dla wartości 2. Dopiero po ustawieniu ulimit na wartość 100 możliwe było uruchomienie skryptu wywołującego się w nieskończonej pętli. Skrypt ten wywoływał się tak długo aż nie została osiągnięta maksymalna ilość procesów i aby zakończyć pracę wszystkich procesów należało zatrzymać wykonywanie się programu, na przykład skrótem klawiszowym "Ctrl C".</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2T17:02:18.017604366</meta:creation-date>
    <dc:date>2023-10-22T17:09:02.423578394</dc:date>
    <meta:editing-duration>PT2M31S</meta:editing-duration>
    <meta:editing-cycles>2</meta:editing-cycles>
    <meta:generator>LibreOffice/7.4.7.2$Linux_X86_64 LibreOffice_project/40$Build-2</meta:generator>
    <meta:document-statistic meta:table-count="0" meta:image-count="0" meta:object-count="0" meta:page-count="1" meta:paragraph-count="6" meta:word-count="324" meta:character-count="2200" meta:non-whitespace-character-count="1881"/>
  </office:meta>
</office:document-meta>
</file>